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80f7d" officeooo:paragraph-rsid="00080f7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52615" officeooo:paragraph-rsid="00080f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011e9" officeooo:paragraph-rsid="001d48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d4856" officeooo:paragraph-rsid="001d485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011e9" officeooo:paragraph-rsid="001011e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2e7e" officeooo:paragraph-rsid="00112e7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67e2" officeooo:paragraph-rsid="0028aa8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1879b" officeooo:paragraph-rsid="0041879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28aa8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3246a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0ec3" officeooo:paragraph-rsid="002f0ec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20ea" officeooo:paragraph-rsid="004187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9e0a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1879b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011e9" officeooo:paragraph-rsid="00682c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5654ae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officeooo:rsid="00052615" officeooo:paragraph-rsid="00080f7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1011e9" officeooo:paragraph-rsid="001011e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normal" officeooo:rsid="00080f7d" officeooo:paragraph-rsid="00080f7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4420ea" officeooo:paragraph-rsid="004420e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52b1bd" officeooo:paragraph-rsid="0052b1b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82cff" officeooo:paragraph-rsid="00682cf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f3180" officeooo:paragraph-rsid="006f318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49e0a9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682c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5f0"/>
    </style:style>
    <style:style style:name="T3" style:family="text">
      <style:text-properties officeooo:rsid="00112e7e"/>
    </style:style>
    <style:style style:name="T4" style:family="text">
      <style:text-properties officeooo:rsid="002f0ec3"/>
    </style:style>
    <style:style style:name="T5" style:family="text">
      <style:text-properties officeooo:rsid="0037820e"/>
    </style:style>
    <style:style style:name="T6" style:family="text">
      <style:text-properties officeooo:rsid="0041879b"/>
    </style:style>
    <style:style style:name="T7" style:family="text">
      <style:text-properties style:font-name="Arial" fo:font-size="12pt" style:text-underline-style="none" fo:font-weight="normal" officeooo:rsid="0049e0a9" style:font-size-asian="12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4a47a8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4ccfe5" style:font-size-asian="12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4ee362" style:font-size-asian="12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65bd94" style:font-size-asian="12pt" style:font-weight-asian="normal" style:font-size-complex="12pt" style:font-weight-complex="normal"/>
    </style:style>
    <style:style style:name="T12" style:family="text">
      <style:text-properties style:font-name="Arial" fo:font-size="12pt" style:text-underline-style="none" fo:font-weight="normal" officeooo:rsid="004d2a4b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69ea21" style:font-size-asian="12pt" style:font-weight-asian="normal" style:font-size-complex="12pt" style:font-weight-complex="normal"/>
    </style:style>
    <style:style style:name="T14" style:family="text">
      <style:text-properties officeooo:rsid="00458b06"/>
    </style:style>
    <style:style style:name="T15" style:family="text">
      <style:text-properties officeooo:rsid="00467343"/>
    </style:style>
    <style:style style:name="T16" style:family="text">
      <style:text-properties officeooo:rsid="004ccfe5"/>
    </style:style>
    <style:style style:name="T17" style:family="text">
      <style:text-properties officeooo:rsid="004ee362"/>
    </style:style>
    <style:style style:name="T18" style:family="text">
      <style:text-properties officeooo:rsid="00576362"/>
    </style:style>
    <style:style style:name="T19" style:family="text">
      <style:text-properties officeooo:rsid="00579ef6"/>
    </style:style>
    <style:style style:name="T20" style:family="text">
      <style:text-properties fo:language="en" fo:country="US"/>
    </style:style>
    <style:style style:name="T21" style:family="text">
      <style:text-properties officeooo:rsid="0065bd94"/>
    </style:style>
    <style:style style:name="T22" style:family="text">
      <style:text-properties officeooo:rsid="0066d13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Retrieval – Assignment 2</text:p>
      <text:p text:style-name="P1"/>
      <text:p text:style-name="P3"/>
      <text:p text:style-name="P2">Team Members</text:p>
      <text:p text:style-name="P4"/>
      <text:p text:style-name="P22">Ajaykrishna Karthikeyan (2015A7PS0044H)</text:p>
      <text:p text:style-name="P22">Nikhil Iyer (2015A7PS0139H)</text:p>
      <text:p text:style-name="P5">Anirudh Srinivasan (2015A7PS0382H)</text:p>
      <text:p text:style-name="P5"/>
      <text:p text:style-name="P5"/>
      <text:p text:style-name="P24"><text:span text:style-name="T1">Overview</text:span></text:p>
      <text:p text:style-name="P6"/>
      <text:p text:style-name="P7"><text:span text:style-name="T2">T</text:span>he <text:span text:style-name="T2">HITS </text:span>algorithm <text:span text:style-name="T2">is being</text:span> <text:span text:style-name="T2">used </text:span>on the Twitter <text:span text:style-name="T2">follower network </text:span>to <text:span text:style-name="T2">find important hubs and authorities, where good hubs are people who follow good authorities and good authorities are people who are followed by good hubs. In this real-life scenario, a good authority could be a popular music artist and a good hub could be a music lover who follows many accomplished artists.</text:span></text:p>
      <text:p text:style-name="P6"/>
      <text:p text:style-name="P6"/>
      <text:p text:style-name="P23">Dataset</text:p>
      <text:p text:style-name="P10"/>
      <text:p text:style-name="P11">Description</text:p>
      <text:p text:style-name="P11"/>
      <text:p text:style-name="P8">The dataset <text:span text:style-name="T3">can be viewed as a directed graph. Each node in the graph represents a Twitter user and an edge from user A to user B implies that A is a “follower” of B and B is a “friend” of A.</text:span></text:p>
      <text:p text:style-name="P9"/>
      <text:p text:style-name="P8"><text:span text:style-name="T3">The graph consists of 500 nodes with edges between two nodes if one is a follower/friend of another. The graph is stored as an adjacency list the first time it is prepared but then converted to an adjacency matrix immediately (thus requiring to store a map from matrix index to user id) for repeated use with the HITS algorithm. </text:span></text:p>
      <text:p text:style-name="P6"><text:tab/></text:p>
      <text:p text:style-name="P12">Method of fetching</text:p>
      <text:p text:style-name="P12"/>
      <text:p text:style-name="P15"><text:span text:style-name="T4">Since the Twitter network can be seen as a directed graph, a breadth-first search with a specific start user is used to fetch the dataset (a subgraph). </text:span>The entire dataset <text:span text:style-name="T6">is </text:span>obtained using the Twitter API. <text:span text:style-name="T4">The major issue with this approach is due to the rate limit. The most used endpoints - finding friends of a user and finding followers of a user - for our application had a limit of 30 requests per a 15 minute window, for each. Adding to the difficulty was the limit of 20 on the number of friends/followers obtained for the requested user.</text:span></text:p>
      <text:p text:style-name="P14"/>
      <text:p text:style-name="P16">These limits constrained the size of the dataset we could obtain. We decided to find a maximum of 200 friends and 200 followers for each user and limited the total number of users queried to 500, <text:span text:style-name="T5">resulting in a graph with 500 node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5"><text:span text:style-name="T14">Using</text:span> the <text:span text:style-name="T15">HITS</text:span> algorithm</text:p>
      <text:p text:style-name="P13"/>
      <text:p text:style-name="P18">The recursive definition of HITS yields the equations:</text:p>
      <text:p text:style-name="P18"/>
      <text:p text:style-name="P18"><draw:frame draw:style-name="fr1" draw:name="Object1" text:anchor-type="as-char" svg:y="-0.437cm" svg:width="2.424cm" svg:height="0.543cm" draw:z-index="0"><draw:object xlink:href="./Object 1" xlink:type="simple" xlink:show="embed" xlink:actuate="onLoad"/><draw:image xlink:href="./ObjectReplacements/Object 1" xlink:type="simple" xlink:show="embed" xlink:actuate="onLoad"/></draw:frame><text:s/><draw:frame draw:style-name="fr1" draw:name="Object2" text:anchor-type="as-char" svg:y="-0.437cm" svg:width="2.402cm" svg:height="0.543cm" draw:z-index="1"><draw:object xlink:href="./Object 2" xlink:type="simple" xlink:show="embed" xlink:actuate="onLoad"/><draw:image xlink:href="./ObjectReplacements/Object 2" xlink:type="simple" xlink:show="embed" xlink:actuate="onLoad"/></draw:frame><text:s/></text:p>
      <text:p text:style-name="P29"><text:span text:style-name="T7"><text:line-break/>where</text:span><text:span text:style-name="T7"><draw:frame draw:style-name="fr1" draw:name="Object3" text:anchor-type="as-char" svg:y="-0.377cm" svg:width="0.4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and</text:span><text:span text:style-name="T7"><draw:frame draw:style-name="fr1" draw:name="Object4" text:anchor-type="as-char" svg:y="-0.377cm" svg:width="0.439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7">are vectors </text:span><text:span text:style-name="T8">(column matrix)</text:span><text:span text:style-name="T7"> representing the hubbiness and authority score for each node;</text:span><text:span text:style-name="T9"><draw:frame draw:style-name="fr1" draw:name="Object5" text:anchor-type="as-char" svg:y="-0.377cm" svg:width="0.462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9">is the link matrix . </text:span><text:span text:style-name="T7">However, since</text:span><text:span text:style-name="T7"><draw:frame draw:style-name="fr1" draw:name="Object6" text:anchor-type="as-char" svg:y="-0.437cm" svg:width="0.937cm" svg:height="0.527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</text:span><text:span text:style-name="T7"><draw:frame draw:style-name="fr1" draw:name="Object7" text:anchor-type="as-char" svg:y="-0.437cm" svg:width="0.937cm" svg:height="0.527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7">are not as sparse as</text:span><text:span text:style-name="T7"><draw:frame draw:style-name="fr1" draw:name="Object8" text:anchor-type="as-char" svg:y="-0.377cm" svg:width="0.462cm" svg:height="0.46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7">and</text:span><text:span text:style-name="T7"><draw:frame draw:style-name="fr1" draw:name="Object9" text:anchor-type="as-char" svg:y="-0.437cm" svg:width="0.631cm" svg:height="0.527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7">, we computed</text:span><text:span text:style-name="T7"><draw:frame draw:style-name="fr1" draw:name="Object10" text:anchor-type="as-char" svg:y="-0.377cm" svg:width="0.45cm" svg:height="0.467cm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7">and</text:span><text:span text:style-name="T7"><draw:frame draw:style-name="fr1" draw:name="Object11" text:anchor-type="as-char" svg:y="-0.377cm" svg:width="0.439cm" svg:height="0.467cm" draw:z-index="6"><draw:object xlink:href="./Object 11" xlink:type="simple" xlink:show="embed" xlink:actuate="onLoad"/><draw:image xlink:href="./ObjectReplacements/Object 11" xlink:type="simple" xlink:show="embed" xlink:actuate="onLoad"/></draw:frame></text:span><text:span text:style-name="T7">using mutual recursion.</text:span></text:p>
      <text:p text:style-name="P19"/>
      <text:p text:style-name="P18">The algorithm followed is as follows:</text:p>
      <text:p text:style-name="P18"/>
      <text:list xml:id="list2244771863" text:style-name="L3">
        <text:list-item>
          <text:p text:style-name="P30"><text:span text:style-name="T7"><draw:frame draw:style-name="fr1" draw:name="Object12" text:anchor-type="as-char" svg:y="-0.377cm" svg:width="0.45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9">is intially a vector of all 1’s.</text:span><text:span text:style-name="T9"><draw:frame draw:style-name="fr1" draw:name="Object16" text:anchor-type="as-char" svg:y="-0.377cm" svg:width="0.462cm" svg:height="0.467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9">is the adjacency matrix that was obtained as part of the dataset fetching process.</text:span><text:span text:style-name="T13"><text:line-break/></text:span></text:p>
        </text:list-item>
        <text:list-item>
          <text:p text:style-name="P30"><text:span text:style-name="T9">Assign</text:span><text:span text:style-name="T9"><draw:frame draw:style-name="fr1" draw:name="Object14" text:anchor-type="as-char" svg:y="-0.437cm" svg:width="1.515cm" svg:height="0.527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9">and scale a to make the largest component 1<text:line-break/></text:span></text:p>
        </text:list-item>
        <text:list-item>
          <text:p text:style-name="P30"><text:span text:style-name="T9"><text:s/></text:span><text:span text:style-name="T10">Assign</text:span><text:span text:style-name="T9"><draw:frame draw:style-name="fr1" draw:name="Object13" text:anchor-type="as-char" svg:y="-0.377cm" svg:width="1.348cm" svg:height="0.467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9">and scale it to make t</text:span><text:span text:style-name="T11">g</text:span><text:span text:style-name="T9">e largest component 1. Note that the a used here is that obtained from the previous step<text:line-break/></text:span></text:p>
        </text:list-item>
        <text:list-item>
          <text:p text:style-name="P30"><text:span text:style-name="T12">Compute the difference between the</text:span><text:span text:style-name="T12"><draw:frame draw:style-name="fr1" draw:name="Object15" text:anchor-type="as-char" svg:y="-0.377cm" svg:width="0.45cm" svg:height="0.467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vector of the previous iteration and that of this iteration. </text:span><text:span text:style-name="T10">If the value of difference for each element is less than some epsilon then stop, else go to step 2.</text:span></text:p>
        </text:list-item>
      </text:list>
      <text:p text:style-name="P17"/>
      <text:p text:style-name="P17"/>
      <text:p text:style-name="P28">Results</text:p>
      <text:p text:style-name="P26"/>
      <text:p text:style-name="P21">Now, that the hubbiness and <text:span text:style-name="T20">authority</text:span> score for each user (node) is available <text:span text:style-name="T19">in the form of the</text:span><text:span text:style-name="T19"><draw:frame draw:style-name="fr1" draw:name="Object17" text:anchor-type="as-char" svg:y="-0.377cm" svg:width="0.45cm" svg:height="0.467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and</text:span><text:span text:style-name="T19"><draw:frame draw:style-name="fr1" draw:name="Object18" text:anchor-type="as-char" svg:y="-0.377cm" svg:width="0.439cm" svg:height="0.467cm" draw:z-index="14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vectors</text:span>, the results are <text:span text:style-name="T18">ready to be </text:span>displayed. <text:span text:style-name="T22">For this the python-igraph package is used to display 30 users of the 500 and any links between them are also show.</text:span></text:p>
      <text:p text:style-name="P21"/>
      <text:p text:style-name="P21"/>
      <text:p text:style-name="P27">Enhancements</text:p>
      <text:p text:style-name="P17"/>
      <text:list xml:id="list1838151993" text:style-name="L2">
        <text:list-item>
          <text:p text:style-name="P20"><text:span text:style-name="T3">Since it is intuitive to expect each user to not be a friend/follower of many of the 500, the adjacency matrix is stored as a sparse matrix.<text:line-break/></text:span></text:p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0:14:28.500082145</meta:creation-date>
    <dc:date>2017-11-11T23:28:55.088629577</dc:date>
    <meta:editing-duration>PT3H2M17S</meta:editing-duration>
    <meta:editing-cycles>64</meta:editing-cycles>
    <meta:generator>LibreOffice/5.4.1.2$Linux_X86_64 LibreOffice_project/40m0$Build-2</meta:generator>
    <meta:document-statistic meta:table-count="0" meta:image-count="0" meta:object-count="18" meta:page-count="2" meta:paragraph-count="29" meta:word-count="541" meta:character-count="3092" meta:non-whitespace-character-count="2572"/>
  </office:meta>
</office:document-meta>
</file>

<file path=Object 1/content.xml><?xml version="1.0" encoding="utf-8"?>
<math xmlns="http://www.w3.org/1998/Math/MathML" display="block">
  <semantics>
    <mrow>
      <mrow>
        <mstyle mathvariant="bold">
          <mi>h</mi>
        </mstyle>
        <mo stretchy="false">=</mo>
        <mi>λ</mi>
      </mrow>
      <mi>μ</mi>
      <mi>L</mi>
      <msup>
        <mi>L</mi>
        <mi>T</mi>
      </msup>
      <mstyle mathvariant="bold">
        <mi>h</mi>
      </mstyle>
    </mrow>
    <annotation encoding="StarMath 5.0">bold{h} = %lambda%mu L L^T bold{h}</annotation>
  </semantics>
</math>
</file>

<file path=Object 10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1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12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3/content.xml><?xml version="1.0" encoding="utf-8"?>
<math xmlns="http://www.w3.org/1998/Math/MathML" display="block">
  <semantics>
    <mrow>
      <mrow>
        <mstyle mathvariant="bold">
          <mi>h</mi>
        </mstyle>
        <mo stretchy="false">=</mo>
        <mi>L</mi>
      </mrow>
      <mstyle mathvariant="bold">
        <mi>a</mi>
      </mstyle>
    </mrow>
    <annotation encoding="StarMath 5.0">bold{ h } = L bold{ a }</annotation>
  </semantics>
</math>
</file>

<file path=Object 14/content.xml><?xml version="1.0" encoding="utf-8"?>
<math xmlns="http://www.w3.org/1998/Math/MathML" display="block">
  <semantics>
    <mrow>
      <mrow>
        <mstyle mathvariant="bold">
          <mi>a</mi>
        </mstyle>
        <mo stretchy="false">=</mo>
        <msup>
          <mi>L</mi>
          <mi>T</mi>
        </msup>
      </mrow>
      <mstyle mathvariant="bold">
        <mi>h</mi>
      </mstyle>
    </mrow>
    <annotation encoding="StarMath 5.0">bold {a} = L^T bold{ h }</annotation>
  </semantics>
</math>
</file>

<file path=Object 15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8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2/content.xml><?xml version="1.0" encoding="utf-8"?>
<math xmlns="http://www.w3.org/1998/Math/MathML" display="block">
  <semantics>
    <mrow>
      <mrow>
        <mstyle mathvariant="bold">
          <mi>a</mi>
        </mstyle>
        <mo stretchy="false">=</mo>
        <mi>λ</mi>
      </mrow>
      <mi>μ</mi>
      <msup>
        <mi>L</mi>
        <mi>T</mi>
      </msup>
      <mi>L</mi>
      <mstyle mathvariant="bold">
        <mi>a</mi>
      </mstyle>
    </mrow>
    <annotation encoding="StarMath 5.0">bold{a} = %lambda%mu L^T L bold{a}</annotation>
  </semantics>
</math>
</file>

<file path=Object 3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4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i>L</mi>
      <msup>
        <mi>L</mi>
        <mi>T</mi>
      </msup>
    </mrow>
    <annotation encoding="StarMath 5.0">L L^T</annotation>
  </semantics>
</math>
</file>

<file path=Object 7/content.xml><?xml version="1.0" encoding="utf-8"?>
<math xmlns="http://www.w3.org/1998/Math/MathML" display="block">
  <semantics>
    <mrow>
      <msup>
        <mi>L</mi>
        <mi>T</mi>
      </msup>
      <mi>L</mi>
    </mrow>
    <annotation encoding="StarMath 5.0">L^T 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9/content.xml><?xml version="1.0" encoding="utf-8"?>
<math xmlns="http://www.w3.org/1998/Math/MathML" display="block">
  <semantics>
    <msup>
      <mi>L</mi>
      <mi>T</mi>
    </msup>
    <annotation encoding="StarMath 5.0">L^T</annotation>
  </semantics>
</math>
</file>